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166f20" officeooo:paragraph-rsid="00166f20"/>
    </style:style>
    <style:style style:name="P2" style:family="paragraph" style:parent-style-name="Table_20_Contents">
      <style:text-properties officeooo:rsid="0019b62c" officeooo:paragraph-rsid="0019b62c"/>
    </style:style>
    <style:style style:name="P3" style:family="paragraph" style:parent-style-name="Table_20_Contents">
      <style:text-properties officeooo:rsid="001a6214" officeooo:paragraph-rsid="001a6214"/>
    </style:style>
    <style:style style:name="T1" style:family="text">
      <style:text-properties officeooo:rsid="0017fc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 table:style-name="TableLine140415205878416">
          <table:table-cell table:style-name="Table1.A1" office:value-type="string">
            <text:p text:style-name="P1">Project Title</text:p>
          </table:table-cell>
          <table:table-cell table:style-name="Table1.B1" office:value-type="string">
            <text:p text:style-name="P1">Spares Planning Application</text:p>
          </table:table-cell>
        </table:table-row>
        <table:table-row table:style-name="TableLine140415205878416">
          <table:table-cell table:style-name="Table1.A2" office:value-type="string">
            <text:p text:style-name="P1">Description</text:p>
          </table:table-cell>
          <table:table-cell table:style-name="Table1.B2" office:value-type="string">
            <text:p text:style-name="P1">A business application for managing service contract spares, and service spares planning.</text:p>
          </table:table-cell>
        </table:table-row>
        <table:table-row table:style-name="TableLine140415205878416">
          <table:table-cell table:style-name="Table1.A2" office:value-type="string">
            <text:p text:style-name="P1">Why?</text:p>
          </table:table-cell>
          <table:table-cell table:style-name="Table1.B2" office:value-type="string">
            <text:p text:style-name="P1">The application is being developed for a real client, that has a business case for the product.</text:p>
          </table:table-cell>
        </table:table-row>
        <table:table-row table:style-name="TableLine140415205878416">
          <table:table-cell table:style-name="Table1.A2" office:value-type="string">
            <text:p text:style-name="P1">MVP Acceptance Criteria</text:p>
          </table:table-cell>
          <table:table-cell table:style-name="Table1.B2" office:value-type="string">
            <text:p text:style-name="P1">1. A customer creation and spares prediction for contract section, that will allow for predicted spares over a 1,2 and 3 year contract period.</text:p>
            <text:p text:style-name="P1"/>
            <text:p text:style-name="P1">2. <text:span text:style-name="T1">A service booking section, on booking a service the spares required for the visit will be presented and the service will change to awaiting completion. On service completion the parts changed on a unit will be changed for a new part with 0 running hours.</text:span></text:p>
          </table:table-cell>
        </table:table-row>
        <table:table-row table:style-name="TableLine140415205878416">
          <table:table-cell table:style-name="Table1.A2" office:value-type="string">
            <text:p text:style-name="P1">Potential Extensions</text:p>
          </table:table-cell>
          <table:table-cell table:style-name="Table1.B2" office:value-type="string">
            <text:p text:style-name="P2">1. When quoting there should be 3 options for predicted parts, essential, standard and premium.</text:p>
            <text:p text:style-name="P2"/>
            <text:p text:style-name="P2">2. Parts will have reason codes for parts changed.</text:p>
            <text:p text:style-name="P2"/>
            <text:p text:style-name="P2">3. Parts should have a multiplier depending on customers site water quality.</text:p>
            <text:p text:style-name="P2"/>
            <text:p text:style-name="P2">4. User/Security layer.</text:p>
          </table:table-cell>
        </table:table-row>
        <table:table-row table:style-name="TableLine140415205878416">
          <table:table-cell table:style-name="Table1.A2" office:value-type="string">
            <text:p text:style-name="P1">Risks</text:p>
          </table:table-cell>
          <table:table-cell table:style-name="Table1.B2" office:value-type="string">
            <text:p text:style-name="P3">There are is a potential for a large amount of data crossing over multiple tables, which may cause unexpected behaviours.</text:p>
          </table:table-cell>
        </table:table-row>
        <table:table-row table:style-name="TableLine140415205878416">
          <table:table-cell table:style-name="Table1.A2" office:value-type="string">
            <text:p text:style-name="P1">Exclusions</text:p>
          </table:table-cell>
          <table:table-cell table:style-name="Table1.B2" office:value-type="string">
            <text:p text:style-name="P3">Does not need to run on a mobile application.</text:p>
            <text:p text:style-name="P3"/>
            <text:p text:style-name="P3">The service engineer side will not be built at this stage.</text:p>
          </table:table-cell>
        </table:table-row>
        <table:table-row table:style-name="TableLine140415205878416">
          <table:table-cell table:style-name="Table1.A2" office:value-type="string">
            <text:p text:style-name="P1">Prerequisites</text:p>
          </table:table-cell>
          <table:table-cell table:style-name="Table1.B2" office:value-type="string">
            <text:p text:style-name="P3">Database table design and back end logic must be well planned prior to the start of coding.</text:p>
          </table:table-cell>
        </table:table-row>
        <table:table-row table:style-name="TableLine140415205878416">
          <table:table-cell table:style-name="Table1.A2" office:value-type="string">
            <text:p text:style-name="P1">Instructor Sign Off</text:p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140415205878416">
          <table:table-cell table:style-name="Table1.A2" office:value-type="string">
            <text:p text:style-name="P1">Sign Off Date</text:p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7-03T11:55:10.470316182</meta:creation-date>
    <dc:date>2022-07-03T12:46:46.025431259</dc:date>
    <meta:editing-duration>PT4M32S</meta:editing-duration>
    <meta:editing-cycles>1</meta:editing-cycles>
    <meta:document-statistic meta:table-count="1" meta:image-count="0" meta:object-count="0" meta:page-count="1" meta:paragraph-count="23" meta:word-count="216" meta:character-count="1300" meta:non-whitespace-character-count="1107"/>
    <meta:generator>LibreOffice/7.3.2.2$MacOSX_X86_64 LibreOffice_project/49f2b1bff42cfccbd8f788c8dc32c1c309559be0</meta:generator>
  </office:meta>
</office:document-meta>
</file>